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a606" officeooo:paragraph-rsid="000ca606"/>
    </style:style>
    <style:style style:name="P2" style:family="paragraph" style:parent-style-name="Standard">
      <style:text-properties fo:font-size="14pt" fo:font-weight="bold" officeooo:rsid="000f4e77" officeooo:paragraph-rsid="000f4e7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069eb" officeooo:paragraph-rsid="001069e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fba7" officeooo:paragraph-rsid="0010fba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67c34" officeooo:paragraph-rsid="00167c3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18be" officeooo:paragraph-rsid="001718b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18be" officeooo:paragraph-rsid="001718b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351a" officeooo:paragraph-rsid="0017351a" style:font-size-asian="10.5pt" style:font-weight-asian="normal" style:font-size-complex="12pt" style:font-weight-complex="normal"/>
    </style:style>
    <style:style style:name="T1" style:family="text">
      <style:text-properties officeooo:rsid="001286f1"/>
    </style:style>
    <style:style style:name="T2" style:family="text">
      <style:text-properties officeooo:rsid="0013bcf0"/>
    </style:style>
    <style:style style:name="T3" style:family="text">
      <style:text-properties officeooo:rsid="0016b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isplay Types</text:p>
      <text:p text:style-name="P1">2. Network Infrastructure</text:p>
      <text:p text:style-name="P1">3. Content playback and management</text:p>
      <text:p text:style-name="P1">4. Interactive Signs</text:p>
      <text:p text:style-name="P1">5. Concerns and criticism</text:p>
      <text:p text:style-name="P1"/>
      <text:p text:style-name="P2">3.)</text:p>
      <text:p text:style-name="P3">1) deteriorate</text:p>
      <text:p text:style-name="P3">2) <text:span text:style-name="T1">interact</text:span></text:p>
      <text:p text:style-name="P3">3) schedule</text:p>
      <text:p text:style-name="P3">4) link</text:p>
      <text:p text:style-name="P3">5) array</text:p>
      <text:p text:style-name="P3">6) <text:span text:style-name="T2">transmit</text:span></text:p>
      <text:p text:style-name="P4">7) content</text:p>
      <text:p text:style-name="P4"/>
      <text:p text:style-name="P5">Research:</text:p>
      <text:p text:style-name="P5">1) Flasma Screen</text:p>
      <text:p text:style-name="P5">2) Fog Screen</text:p>
      <text:p text:style-name="P5">3) <text:span text:style-name="T3">Holographic Display</text:span></text:p>
      <text:p text:style-name="P5"/>
      <text:p text:style-name="P6">S.12)9)</text:p>
      <text:p text:style-name="P6">8. fine tune</text:p>
      <text:p text:style-name="P6">7.segments</text:p>
      <text:p text:style-name="P6">6. hard disk space</text:p>
      <text:p text:style-name="P6"/>
      <text:p text:style-name="P6"/>
      <text:p text:style-name="P8">S.28) </text:p>
      <text:p text:style-name="P8">1)F</text:p>
      <text:p text:style-name="P8">2)B</text:p>
      <text:p text:style-name="P8">3)D</text:p>
      <text:p text:style-name="P8">4)E</text:p>
      <text:p text:style-name="P8">5)C</text:p>
      <text:p text:style-name="P8">6)G</text:p>
      <text:p text:style-name="P8">7)A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8:13:21.050792284</meta:creation-date>
    <dc:date>2018-10-19T08:27:49.050869030</dc:date>
    <meta:editing-duration>PT31M17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1" meta:paragraph-count="29" meta:word-count="60" meta:character-count="329" meta:non-whitespace-character-count="297"/>
  </office:meta>
</office:document-meta>
</file>